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1.7472in"/>
    </style:style>
    <style:style style:name="co6" style:family="table-column">
      <style:table-column-properties fo:break-before="auto" style:column-width="1.5008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2283in" svg:height="5.0622in" svg:x="0in" svg:y="2.5205in">
            <draw:object draw:notify-on-update-of-ranges="Sheet1.A2:Sheet1.A15 Sheet1.E1:Sheet1.E1 Sheet1.E2:Sheet1.E15 Sheet1.F1:Sheet1.F1 Sheet1.F2:Sheet1.F1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n</text:p>
          </table:table-cell>
          <table:table-cell office:value-type="string">
            <text:p>Anzahl Zeichen</text:p>
          </table:table-cell>
          <table:table-cell office:value-type="string">
            <text:p>Laufzeit Crypt[ms]</text:p>
          </table:table-cell>
          <table:table-cell office:value-type="string">
            <text:p>Laufzeit DeCrypt[ms]</text:p>
          </table:table-cell>
          <table:table-cell office:value-type="string">
            <text:p>Laufzeit Java[ms]</text:p>
          </table:table-cell>
          <table:table-cell office:value-type="string">
            <text:p>Laufzeit C CUDA [ms]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formula="of:=[.A2]*268801" office:value-type="float" office:value="268801">
            <text:p>26880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C2]+[.D2]" office:value-type="float" office:value="3">
            <text:p>3</text:p>
          </table:table-cell>
          <table:table-cell office:value-type="float" office:value="0.5">
            <text:p>0.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formula="of:=[.A3]*268801" office:value-type="float" office:value="537602">
            <text:p>537602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formula="of:=[.C3]+[.D3]" office:value-type="float" office:value="22">
            <text:p>22</text:p>
          </table:table-cell>
          <table:table-cell office:value-type="float" office:value="0.6">
            <text:p>0.6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formula="of:=[.A4]*268801" office:value-type="float" office:value="1075204">
            <text:p>107520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formula="of:=[.C4]+[.D4]" office:value-type="float" office:value="30">
            <text:p>30</text:p>
          </table:table-cell>
          <table:table-cell office:value-type="float" office:value="0.7">
            <text:p>0.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formula="of:=[.A5]*268801" office:value-type="float" office:value="2150408">
            <text:p>2150408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table:formula="of:=[.C5]+[.D5]" office:value-type="float" office:value="45">
            <text:p>45</text:p>
          </table:table-cell>
          <table:table-cell office:value-type="float" office:value="0.9">
            <text:p>0.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formula="of:=[.A6]*268801" office:value-type="float" office:value="4300816">
            <text:p>4300816</text:p>
          </table:table-cell>
          <table:table-cell office:value-type="float" office:value="42">
            <text:p>42</text:p>
          </table:table-cell>
          <table:table-cell office:value-type="float" office:value="17">
            <text:p>17</text:p>
          </table:table-cell>
          <table:table-cell table:formula="of:=[.C6]+[.D6]" office:value-type="float" office:value="59">
            <text:p>59</text:p>
          </table:table-cell>
          <table:table-cell office:value-type="float" office:value="1.4">
            <text:p>1.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table:formula="of:=[.A7]*268801" office:value-type="float" office:value="8601632">
            <text:p>8601632</text:p>
          </table:table-cell>
          <table:table-cell office:value-type="float" office:value="53">
            <text:p>53</text:p>
          </table:table-cell>
          <table:table-cell office:value-type="float" office:value="28">
            <text:p>28</text:p>
          </table:table-cell>
          <table:table-cell table:formula="of:=[.C7]+[.D7]" office:value-type="float" office:value="81">
            <text:p>81</text:p>
          </table:table-cell>
          <table:table-cell office:value-type="float" office:value="2.3">
            <text:p>2.3</text:p>
          </table:table-cell>
        </table:table-row>
        <table:table-row table:style-name="ro2">
          <table:table-cell office:value-type="float" office:value="64">
            <text:p>64</text:p>
          </table:table-cell>
          <table:table-cell table:formula="of:=[.A8]*268801" office:value-type="float" office:value="17203264">
            <text:p>17203264</text:p>
          </table:table-cell>
          <table:table-cell office:value-type="float" office:value="87">
            <text:p>87</text:p>
          </table:table-cell>
          <table:table-cell office:value-type="float" office:value="52">
            <text:p>52</text:p>
          </table:table-cell>
          <table:table-cell table:formula="of:=[.C8]+[.D8]" office:value-type="float" office:value="139">
            <text:p>139</text:p>
          </table:table-cell>
          <table:table-cell office:value-type="float" office:value="4.1">
            <text:p>4.1</text:p>
          </table:table-cell>
        </table:table-row>
        <table:table-row table:style-name="ro2">
          <table:table-cell office:value-type="float" office:value="128">
            <text:p>128</text:p>
          </table:table-cell>
          <table:table-cell table:formula="of:=[.A9]*268801" office:value-type="float" office:value="34406528">
            <text:p>34406528</text:p>
          </table:table-cell>
          <table:table-cell office:value-type="float" office:value="146">
            <text:p>146</text:p>
          </table:table-cell>
          <table:table-cell office:value-type="float" office:value="99">
            <text:p>99</text:p>
          </table:table-cell>
          <table:table-cell table:formula="of:=[.C9]+[.D9]" office:value-type="float" office:value="245">
            <text:p>245</text:p>
          </table:table-cell>
          <table:table-cell office:value-type="float" office:value="7.8">
            <text:p>7.8</text:p>
          </table:table-cell>
        </table:table-row>
        <table:table-row table:style-name="ro2">
          <table:table-cell office:value-type="float" office:value="256">
            <text:p>256</text:p>
          </table:table-cell>
          <table:table-cell table:formula="of:=[.A10]*268801" office:value-type="float" office:value="68813056">
            <text:p>68813056</text:p>
          </table:table-cell>
          <table:table-cell office:value-type="float" office:value="242">
            <text:p>242</text:p>
          </table:table-cell>
          <table:table-cell office:value-type="float" office:value="192">
            <text:p>192</text:p>
          </table:table-cell>
          <table:table-cell table:formula="of:=[.C10]+[.D10]" office:value-type="float" office:value="434">
            <text:p>434</text:p>
          </table:table-cell>
          <table:table-cell office:value-type="float" office:value="15.1">
            <text:p>15.1</text:p>
          </table:table-cell>
        </table:table-row>
        <table:table-row table:style-name="ro2">
          <table:table-cell office:value-type="float" office:value="512">
            <text:p>512</text:p>
          </table:table-cell>
          <table:table-cell/>
          <table:table-cell office:value-type="float" office:value="438">
            <text:p>438</text:p>
          </table:table-cell>
          <table:table-cell office:value-type="float" office:value="384">
            <text:p>384</text:p>
          </table:table-cell>
          <table:table-cell table:formula="of:=[.C11]+[.D11]" office:value-type="float" office:value="822">
            <text:p>822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024">
            <text:p>1024</text:p>
          </table:table-cell>
          <table:table-cell/>
          <table:table-cell office:value-type="float" office:value="916">
            <text:p>916</text:p>
          </table:table-cell>
          <table:table-cell office:value-type="float" office:value="777">
            <text:p>777</text:p>
          </table:table-cell>
          <table:table-cell table:formula="of:=[.C12]+[.D12]" office:value-type="float" office:value="1693">
            <text:p>1693</text:p>
          </table:table-cell>
          <table:table-cell office:value-type="float" office:value="59.7">
            <text:p>59.7</text:p>
          </table:table-cell>
        </table:table-row>
        <table:table-row table:style-name="ro2">
          <table:table-cell office:value-type="float" office:value="2048">
            <text:p>2048</text:p>
          </table:table-cell>
          <table:table-cell/>
          <table:table-cell office:value-type="float" office:value="1639">
            <text:p>1639</text:p>
          </table:table-cell>
          <table:table-cell office:value-type="float" office:value="1514">
            <text:p>1514</text:p>
          </table:table-cell>
          <table:table-cell table:formula="of:=[.C13]+[.D13]" office:value-type="float" office:value="3153">
            <text:p>3153</text:p>
          </table:table-cell>
          <table:table-cell office:value-type="float" office:value="119.7">
            <text:p>119.7</text:p>
          </table:table-cell>
        </table:table-row>
        <table:table-row table:style-name="ro2">
          <table:table-cell office:value-type="float" office:value="4096">
            <text:p>4096</text:p>
          </table:table-cell>
          <table:table-cell/>
          <table:table-cell office:value-type="float" office:value="3217">
            <text:p>3217</text:p>
          </table:table-cell>
          <table:table-cell office:value-type="float" office:value="3089">
            <text:p>3089</text:p>
          </table:table-cell>
          <table:table-cell table:formula="of:=[.C14]+[.D14]" office:value-type="float" office:value="6306">
            <text:p>6306</text:p>
          </table:table-cell>
          <table:table-cell office:value-type="float" office:value="240.3">
            <text:p>240.3</text:p>
          </table:table-cell>
        </table:table-row>
        <table:table-row table:style-name="ro2">
          <table:table-cell office:value-type="float" office:value="8192">
            <text:p>8192</text:p>
          </table:table-cell>
          <table:table-cell/>
          <table:table-cell office:value-type="float" office:value="6555">
            <text:p>6555</text:p>
          </table:table-cell>
          <table:table-cell office:value-type="float" office:value="6135">
            <text:p>6135</text:p>
          </table:table-cell>
          <table:table-cell table:formula="of:=[.C15]+[.D15]" office:value-type="float" office:value="12690">
            <text:p>12690</text:p>
          </table:table-cell>
          <table:table-cell office:value-type="float" office:value="480.6">
            <text:p>480.6</text:p>
          </table:table-cell>
        </table:table-row>
        <table:table-row table:style-name="ro3" table:number-rows-repeated="11">
          <table:table-cell table:number-columns-repeated="6"/>
        </table:table-row>
        <table:table-row table:style-name="ro2" table:number-rows-repeated="12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0/00/0000</text:date>, <text:time style:data-style-name="N2" text:time-value="0000-00-00T22:28:4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21:41:46</meta:creation-date>
    <dc:date>2013-01-23T22:48:46</dc:date>
    <meta:editing-duration>PT23M13S</meta:editing-duration>
    <meta:editing-cycles>4</meta:editing-cycles>
    <meta:generator>LibreOffice/3.6$Linux_x86 LibreOffice_project/360m1$Build-2</meta:generator>
    <meta:document-statistic meta:table-count="1" meta:cell-count="8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data-label-number="value" chart:data-label-text="false" chart:data-label-symbol="false" chart:label-position="right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901cm" svg:height="12.859cm" xlink:href=".." xlink:type="simple" chart:class="chart:line" chart:style-name="ch1">
        <chart:title svg:x="7.814cm" svg:y="0.393cm" chart:style-name="ch2">
          <text:p>Laufzeiten C-CUDA, Java</text:p>
        </chart:title>
        <chart:legend chart:legend-position="end" svg:x="16.143cm" svg:y="5.881cm" style:legend-expansion="high" chart:style-name="ch3"/>
        <chart:plot-area chart:style-name="ch4" table:cell-range-address="Sheet1.A2:Sheet1.A15 Sheet1.E1:Sheet1.F15" chart:data-source-has-labels="both" svg:x="1.429cm" svg:y="1.943cm" svg:width="13.879cm" svg:height="9.678cm">
          <chartooo:coordinate-region svg:x="2.606cm" svg:y="2.142cm" svg:width="12.33cm" svg:height="8.832cm"/>
          <chart:axis chart:dimension="x" chart:name="primary-x" chart:style-name="ch5" chartooo:axis-type="auto">
            <chartooo:date-scale/>
            <chart:title svg:x="6.366cm" svg:y="11.878cm" chart:style-name="ch6">
              <text:p>Anzahl Elemente: x * 2688 </text:p>
            </chart:title>
            <chart:categories table:cell-range-address="Sheet1.A2:Sheet1.A15"/>
          </chart:axis>
          <chart:axis chart:dimension="y" chart:name="primary-y" chart:style-name="ch5">
            <chart:title svg:x="0.451cm" svg:y="7.739cm" chart:style-name="ch7">
              <text:p>Laufzeit [ms]</text:p>
            </chart:title>
            <chart:grid chart:style-name="ch8" chart:class="major"/>
          </chart:axis>
          <chart:series chart:style-name="ch9" chart:values-cell-range-address="Sheet1.E2:Sheet1.E15" chart:label-cell-address="Sheet1.E1:Sheet1.E1" chart:class="chart:line">
            <chart:data-point chart:repeated="14"/>
          </chart:series>
          <chart:series chart:style-name="ch10" chart:values-cell-range-address="Sheet1.F2:Sheet1.F15" chart:label-cell-address="Sheet1.F1:Sheet1.F1" chart:class="chart:line"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ufzeit Java[ms]</text:p>
                <draw:g>
                  <svg:desc>Sheet1.E1:Sheet1.E1</svg:desc>
                </draw:g>
              </table:table-cell>
              <table:table-cell office:value-type="string">
                <text:p>Laufzeit C CUDA [ms]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2:Sheet1.A15</svg:desc>
                </draw:g>
              </table:table-cell>
              <table:table-cell office:value-type="float" office:value="3">
                <text:p>3</text:p>
                <draw:g>
                  <svg:desc>Sheet1.E2:Sheet1.E15</svg:desc>
                </draw:g>
              </table:table-cell>
              <table:table-cell office:value-type="float" office:value="0.5">
                <text:p>0.5</text:p>
                <draw:g>
                  <svg:desc>Sheet1.F2:Sheet1.F1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2">
                <text:p>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9">
                <text:p>5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1">
                <text:p>81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39">
                <text:p>13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45">
                <text:p>24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34">
                <text:p>434</text:p>
              </table:table-cell>
              <table:table-cell office:value-type="float" office:value="15.1">
                <text:p>15.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22">
                <text:p>8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693">
                <text:p>1693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3153">
                <text:p>3153</text:p>
              </table:table-cell>
              <table:table-cell office:value-type="float" office:value="119.7">
                <text:p>119.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6306">
                <text:p>6306</text:p>
              </table:table-cell>
              <table:table-cell office:value-type="float" office:value="240.3">
                <text:p>240.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2690">
                <text:p>12690</text:p>
              </table:table-cell>
              <table:table-cell office:value-type="float" office:value="480.6">
                <text:p>480.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